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e11d" officeooo:paragraph-rsid="001ce11d"/>
    </style:style>
    <style:style style:name="P2" style:family="paragraph" style:parent-style-name="Standard">
      <style:text-properties officeooo:rsid="001ce11d" officeooo:paragraph-rsid="00215d5f"/>
    </style:style>
    <style:style style:name="P3" style:family="paragraph" style:parent-style-name="Standard">
      <style:text-properties officeooo:rsid="001ce11d" officeooo:paragraph-rsid="0023a3b2"/>
    </style:style>
    <style:style style:name="P4" style:family="paragraph" style:parent-style-name="Standard">
      <style:text-properties officeooo:rsid="001ce11d" officeooo:paragraph-rsid="002aa62a"/>
    </style:style>
    <style:style style:name="P5" style:family="paragraph" style:parent-style-name="Standard">
      <style:text-properties officeooo:rsid="001ce11d" officeooo:paragraph-rsid="00304ef0"/>
    </style:style>
    <style:style style:name="P6" style:family="paragraph" style:parent-style-name="Standard">
      <style:text-properties officeooo:rsid="001ce11d" officeooo:paragraph-rsid="0030d326"/>
    </style:style>
    <style:style style:name="P7" style:family="paragraph" style:parent-style-name="Standard">
      <style:text-properties officeooo:rsid="001ce11d" officeooo:paragraph-rsid="0032411e"/>
    </style:style>
    <style:style style:name="P8" style:family="paragraph" style:parent-style-name="Standard">
      <style:text-properties officeooo:rsid="001d60d5" officeooo:paragraph-rsid="001d60d5"/>
    </style:style>
    <style:style style:name="P9" style:family="paragraph" style:parent-style-name="Standard">
      <style:text-properties officeooo:rsid="00215d5f" officeooo:paragraph-rsid="00215d5f"/>
    </style:style>
    <style:style style:name="P10" style:family="paragraph" style:parent-style-name="Standard">
      <style:text-properties officeooo:rsid="00230a2b" officeooo:paragraph-rsid="00230a2b"/>
    </style:style>
    <style:style style:name="P11" style:family="paragraph" style:parent-style-name="Standard">
      <style:text-properties officeooo:rsid="00259e17" officeooo:paragraph-rsid="00259e17"/>
    </style:style>
    <style:style style:name="P12" style:family="paragraph" style:parent-style-name="Standard">
      <style:text-properties officeooo:rsid="00259e17" officeooo:paragraph-rsid="002aa62a"/>
    </style:style>
    <style:style style:name="P13" style:family="paragraph" style:parent-style-name="Standard">
      <style:text-properties officeooo:rsid="00259e17" officeooo:paragraph-rsid="0026fd1e"/>
    </style:style>
    <style:style style:name="P14" style:family="paragraph" style:parent-style-name="Standard">
      <style:text-properties officeooo:rsid="0026fd1e" officeooo:paragraph-rsid="0026fd1e"/>
    </style:style>
    <style:style style:name="P15" style:family="paragraph" style:parent-style-name="Standard">
      <style:text-properties officeooo:rsid="0026fd1e" officeooo:paragraph-rsid="002f17c7"/>
    </style:style>
    <style:style style:name="P16" style:family="paragraph" style:parent-style-name="Standard">
      <style:text-properties officeooo:rsid="002aa62a" officeooo:paragraph-rsid="002aa62a"/>
    </style:style>
    <style:style style:name="P17" style:family="paragraph" style:parent-style-name="Standard">
      <style:text-properties officeooo:rsid="002ac25a" officeooo:paragraph-rsid="002ac25a"/>
    </style:style>
    <style:style style:name="P18" style:family="paragraph" style:parent-style-name="Standard">
      <style:text-properties officeooo:rsid="002b28a4" officeooo:paragraph-rsid="002b28a4"/>
    </style:style>
    <style:style style:name="P19" style:family="paragraph" style:parent-style-name="Standard">
      <style:text-properties officeooo:rsid="002c1652" officeooo:paragraph-rsid="002c1652"/>
    </style:style>
    <style:style style:name="P20" style:family="paragraph" style:parent-style-name="Standard">
      <style:text-properties officeooo:rsid="002c1652" officeooo:paragraph-rsid="00304ef0"/>
    </style:style>
    <style:style style:name="P21" style:family="paragraph" style:parent-style-name="Standard">
      <style:text-properties officeooo:rsid="002ee453" officeooo:paragraph-rsid="002ee453"/>
    </style:style>
    <style:style style:name="P22" style:family="paragraph" style:parent-style-name="Standard">
      <style:text-properties officeooo:rsid="00304ef0" officeooo:paragraph-rsid="00304ef0"/>
    </style:style>
    <style:style style:name="P23" style:family="paragraph" style:parent-style-name="Standard">
      <style:text-properties officeooo:rsid="0030d326" officeooo:paragraph-rsid="0030d326"/>
    </style:style>
    <style:style style:name="P24" style:family="paragraph" style:parent-style-name="Standard">
      <style:text-properties officeooo:rsid="0030d326" officeooo:paragraph-rsid="0032411e"/>
    </style:style>
    <style:style style:name="P25" style:family="paragraph" style:parent-style-name="Standard">
      <style:text-properties officeooo:rsid="0037ec0a" officeooo:paragraph-rsid="0039e281"/>
    </style:style>
    <style:style style:name="P26" style:family="paragraph" style:parent-style-name="Standard">
      <style:text-properties officeooo:rsid="0039e281" officeooo:paragraph-rsid="0039e281"/>
    </style:style>
    <style:style style:name="P27" style:family="paragraph" style:parent-style-name="Standard">
      <style:text-properties officeooo:rsid="003e5242" officeooo:paragraph-rsid="003e5242"/>
    </style:style>
    <style:style style:name="P28" style:family="paragraph" style:parent-style-name="Standard">
      <style:paragraph-properties fo:break-before="page"/>
      <style:text-properties officeooo:rsid="001d60d5" officeooo:paragraph-rsid="001d60d5"/>
    </style:style>
    <style:style style:name="P29" style:family="paragraph" style:parent-style-name="Standard">
      <style:paragraph-properties fo:break-before="page"/>
      <style:text-properties officeooo:rsid="002b28a4" officeooo:paragraph-rsid="002b28a4"/>
    </style:style>
    <style:style style:name="P30" style:family="paragraph" style:parent-style-name="Standard">
      <style:paragraph-properties fo:break-before="page"/>
      <style:text-properties officeooo:rsid="002c1652" officeooo:paragraph-rsid="002c1652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Text_20_body">
      <style:text-properties officeooo:rsid="001ce11d" officeooo:paragraph-rsid="001ce11d"/>
    </style:style>
    <style:style style:name="P33" style:family="paragraph" style:parent-style-name="Standard">
      <style:text-properties fo:font-style="normal" officeooo:rsid="002c1652" officeooo:paragraph-rsid="002c1652" style:font-style-asian="normal" style:font-style-complex="normal"/>
    </style:style>
    <style:style style:name="P34" style:family="paragraph" style:parent-style-name="Standard">
      <style:text-properties fo:font-style="normal" officeooo:rsid="002c1f70" officeooo:paragraph-rsid="002c1652" style:font-style-asian="normal" style:font-style-complex="normal"/>
    </style:style>
    <style:style style:name="P35" style:family="paragraph" style:parent-style-name="Standard">
      <style:text-properties fo:font-style="normal" officeooo:rsid="001ce11d" officeooo:paragraph-rsid="00304ef0" style:font-style-asian="normal" style:font-style-complex="normal"/>
    </style:style>
    <style:style style:name="P36" style:family="paragraph" style:parent-style-name="Standard">
      <style:text-properties officeooo:rsid="0043ce83" officeooo:paragraph-rsid="0043ce83"/>
    </style:style>
    <style:style style:name="P37" style:family="paragraph" style:parent-style-name="Standard">
      <style:text-properties officeooo:rsid="002c1652" officeooo:paragraph-rsid="002c1652"/>
    </style:style>
    <style:style style:name="P38" style:family="paragraph" style:parent-style-name="Standard">
      <style:text-properties officeooo:rsid="002c1652" officeooo:paragraph-rsid="0043ce83"/>
    </style:style>
    <style:style style:name="P39" style:family="paragraph" style:parent-style-name="Standard">
      <style:text-properties officeooo:rsid="002c1652" officeooo:paragraph-rsid="0043dc80"/>
    </style:style>
    <style:style style:name="P40" style:family="paragraph" style:parent-style-name="Standard">
      <style:text-properties officeooo:rsid="0037ec0a" officeooo:paragraph-rsid="0039e281"/>
    </style:style>
    <style:style style:name="P41" style:family="paragraph" style:parent-style-name="Standard">
      <style:text-properties officeooo:rsid="00448ddf" officeooo:paragraph-rsid="00448ddf"/>
    </style:style>
    <style:style style:name="P42" style:family="paragraph" style:parent-style-name="Standard">
      <style:text-properties officeooo:rsid="00466a1f" officeooo:paragraph-rsid="0052ccee"/>
    </style:style>
    <style:style style:name="P43" style:family="paragraph" style:parent-style-name="Standard">
      <style:text-properties officeooo:rsid="001ce11d" officeooo:paragraph-rsid="004cf2fd"/>
    </style:style>
    <style:style style:name="P44" style:family="paragraph" style:parent-style-name="Standard">
      <style:text-properties officeooo:rsid="0049bed3" officeooo:paragraph-rsid="004cf2fd"/>
    </style:style>
    <style:style style:name="P45" style:family="paragraph" style:parent-style-name="Standard">
      <style:text-properties officeooo:rsid="0049bed3" officeooo:paragraph-rsid="004fde5f"/>
    </style:style>
    <style:style style:name="P46" style:family="paragraph" style:parent-style-name="Standard">
      <style:text-properties officeooo:rsid="0049bed3" officeooo:paragraph-rsid="005105f6"/>
    </style:style>
    <style:style style:name="P47" style:family="paragraph" style:parent-style-name="Standard">
      <style:text-properties officeooo:rsid="004c1698" officeooo:paragraph-rsid="0049bed3"/>
    </style:style>
    <style:style style:name="P48" style:family="paragraph" style:parent-style-name="Standard">
      <style:text-properties officeooo:rsid="004c1698" officeooo:paragraph-rsid="005105f6"/>
    </style:style>
    <style:style style:name="P49" style:family="paragraph" style:parent-style-name="Standard">
      <style:text-properties officeooo:rsid="003e5242" officeooo:paragraph-rsid="004cf2fd"/>
    </style:style>
    <style:style style:name="P50" style:family="paragraph" style:parent-style-name="Standard">
      <style:text-properties officeooo:rsid="00215d5f" officeooo:paragraph-rsid="00215d5f"/>
    </style:style>
    <style:style style:name="T1" style:family="text">
      <style:text-properties officeooo:rsid="001ce11d"/>
    </style:style>
    <style:style style:name="T2" style:family="text">
      <style:text-properties officeooo:rsid="00215d5f"/>
    </style:style>
    <style:style style:name="T3" style:family="text">
      <style:text-properties officeooo:rsid="0025ceaf"/>
    </style:style>
    <style:style style:name="T4" style:family="text">
      <style:text-properties officeooo:rsid="0028d2eb"/>
    </style:style>
    <style:style style:name="T5" style:family="text">
      <style:text-properties officeooo:rsid="0029c80c"/>
    </style:style>
    <style:style style:name="T6" style:family="text">
      <style:text-properties officeooo:rsid="002aa62a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c1f70" style:font-style-asian="normal" style:font-style-complex="normal"/>
    </style:style>
    <style:style style:name="T9" style:family="text">
      <style:text-properties fo:font-style="normal" officeooo:rsid="002d6268" style:font-style-asian="normal" style:font-style-complex="normal"/>
    </style:style>
    <style:style style:name="T10" style:family="text">
      <style:text-properties fo:font-style="normal" officeooo:rsid="001ce11d" style:font-style-asian="normal" style:font-style-complex="normal"/>
    </style:style>
    <style:style style:name="T11" style:family="text">
      <style:text-properties officeooo:rsid="00304ef0"/>
    </style:style>
    <style:style style:name="T12" style:family="text">
      <style:text-properties officeooo:rsid="0030d326"/>
    </style:style>
    <style:style style:name="T13" style:family="text">
      <style:text-properties officeooo:rsid="0032411e"/>
    </style:style>
    <style:style style:name="T14" style:family="text">
      <style:text-properties officeooo:rsid="00352992"/>
    </style:style>
    <style:style style:name="T15" style:family="text">
      <style:text-properties officeooo:rsid="0037ec0a"/>
    </style:style>
    <style:style style:name="T16" style:family="text">
      <style:text-properties officeooo:rsid="00382f84"/>
    </style:style>
    <style:style style:name="T17" style:family="text">
      <style:text-properties officeooo:rsid="0039e281"/>
    </style:style>
    <style:style style:name="T18" style:family="text">
      <style:text-properties officeooo:rsid="00413c8a"/>
    </style:style>
    <style:style style:name="T19" style:family="text">
      <style:text-properties officeooo:rsid="004343de"/>
    </style:style>
    <style:style style:name="T20" style:family="text">
      <style:text-properties officeooo:rsid="0043ce83"/>
    </style:style>
    <style:style style:name="T21" style:family="text">
      <style:text-properties officeooo:rsid="00466a1f"/>
    </style:style>
    <style:style style:name="T22" style:family="text">
      <style:text-properties officeooo:rsid="002c1652"/>
    </style:style>
    <style:style style:name="T23" style:family="text">
      <style:text-properties officeooo:rsid="0047cafe"/>
    </style:style>
    <style:style style:name="T24" style:family="text">
      <style:text-properties officeooo:rsid="004c1698"/>
    </style:style>
    <style:style style:name="T25" style:family="text">
      <style:text-properties officeooo:rsid="004e1fc5"/>
    </style:style>
    <style:style style:name="T26" style:family="text">
      <style:text-properties officeooo:rsid="004fde5f"/>
    </style:style>
    <style:style style:name="T27" style:family="text">
      <style:text-properties officeooo:rsid="005105f6"/>
    </style:style>
    <style:style style:name="T28" style:family="text">
      <style:text-properties officeooo:rsid="0052ccee"/>
    </style:style>
    <style:style style:name="T29" style:family="text">
      <style:text-properties officeooo:rsid="00533c1f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left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in <text:span text:style-name="T1">e</text:span>lektronischer Bilderrahmen</text:p>
      <text:p text:style-name="Subtitle">mit dem Raspberry Pi</text:p>
      <text:p text:style-name="P32"/>
      <text:p text:style-name="P32"/>
      <text:p text:style-name="P3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31">Inhaltsverzeichnis</text:p>
          </text:index-title>
        </text:index-body>
      </text:table-of-content>
      <text:p text:style-name="P32"/>
      <text:p text:style-name="P1"/>
      <text:p text:style-name="P1"><text:line-break/></text:p>
      <text:p text:style-name="P28">Hardware</text:p>
      <text:p text:style-name="P8"/>
      <text:p text:style-name="P8">Raspberry Pi Modell 3B+ <text:span text:style-name="T3">oder Raspberry Pi Modell Zero W</text:span></text:p>
      <text:p text:style-name="P8">…</text:p>
      <text:p text:style-name="P8"/>
      <text:p text:style-name="P8">Betriebssystem</text:p>
      <text:p text:style-name="P8"><text:span text:style-name="T16">Das Image von „</text:span>Raspbian Stretch“ vom 8.4.2019 <text:span text:style-name="T15">auf eine SD-Karte flashen:</text:span></text:p>
      <text:p text:style-name="P2">dd if=./2019-04-08-raspbian-stretch.img of=/dev/sdb bs=4M</text:p>
      <text:p text:style-name="P2"/>
      <text:p text:style-name="P11"><text:span text:style-name="T15">Eine </text:span>leere <text:span text:style-name="T4">Datei namens </text:span>ssh in /boot anlegen</text:p>
      <text:p text:style-name="P11"><text:span text:style-name="T15">Eine p</text:span>assende wpa_supplicant.conf in /boot erstellen</text:p>
      <text:p text:style-name="P14">Muster für wpa_supplicant.conf:</text:p>
      <text:p text:style-name="P13"/>
      <text:p text:style-name="P26">SD-Karte in den Raspi einlegen und ihn starten.</text:p>
      <text:p text:style-name="P25"/>
      <text:p text:style-name="P25"><text:span text:style-name="T17">Grund-</text:span>Einstellungen mit raspi-config vornehmen:</text:p>
      <text:p text:style-name="P41">An dieser Stelle <text:span text:style-name="T21">werden</text:span> <text:span text:style-name="T22">Hostname, Locale und Zeitzone eingestellt und der Autologin in die grafische Benutzer-Oberfläche aktiviert:</text:span></text:p>
      <text:p text:style-name="P42">Network Options -&gt; Hostname </text:p>
      <text:p text:style-name="P39">Boot Options -&gt; Desktop / CLI -&gt; Desktop Autologin</text:p>
      <text:p text:style-name="P39">Localisation Options -<text:span text:style-name="T28">&gt;</text:span> Change Locale</text:p>
      <text:p text:style-name="P39">Localisation Options -&gt; Change Timezone</text:p>
      <text:p text:style-name="P42">Siehe <text:span text:style-name="T28">auch </text:span>Anhang</text:p>
      <text:p text:style-name="P25"/>
      <text:p text:style-name="P9"><text:span text:style-name="T28">Dann die</text:span> Paketquellen aktualisieren:</text:p>
      <text:p text:style-name="P2">sudo apt-get update</text:p>
      <text:p text:style-name="P9"><text:span text:style-name="T27">danach a</text:span>lle Pakete aktualisieren:</text:p>
      <text:p text:style-name="P2">sudo apt-get -<text:span text:style-name="T18">y </text:span>up<text:span text:style-name="T2">grade</text:span></text:p>
      <text:p text:style-name="P10"><text:span text:style-name="T5">und a</text:span>nschliessend sicherheitshalber einen reboot</text:p>
      <text:p text:style-name="P10"><text:span text:style-name="T19">sudo </text:span>shutdown -r now</text:p>
      <text:p text:style-name="P2"/>
      <text:p text:style-name="P9">Weitere Aktionen:</text:p>
      <text:p text:style-name="P9">RealVNC-Server deinstallieren:</text:p>
      <text:p text:style-name="P2">sudo apt-get -y purge realvnc-vnc-server</text:p>
      <text:p text:style-name="P2"/>
      <text:p text:style-name="P9"><text:span text:style-name="T29">Und</text:span> folgende zusätzlichen Software-Pakete installieren:</text:p>
      <text:p text:style-name="P46"><text:span text:style-name="T27">F</text:span>ür das Slot-In Laufwerk <text:span text:style-name="T25">wird </text:span>zwingend <text:span text:style-name="T25">das Programm „eject“ </text:span>benötigt.</text:p>
      <text:p text:style-name="P48">sudo apt-get install eject</text:p>
      <text:p text:style-name="P46"/>
      <text:p text:style-name="P11"><text:span text:style-name="T29">Fernzugriff über </text:span>X11VNC installieren </text:p>
      <text:p text:style-name="P3">sudo apt-get -y install x11vnc</text:p>
      <text:p text:style-name="P12">und einrichten <text:span text:style-name="T12">(siehe Anhang -&gt; bla).</text:span></text:p>
      <text:p text:style-name="P23">Den VNC-Server einmalig starten:</text:p>
      <text:p text:style-name="P1">x11vnc -ncache 10 -bg -usepw -forever -display :0</text:p>
      <text:p text:style-name="P23">und ein Passwort vergeben. Die Frage nach dem Speichern des Passworts mit „y“ bestätigen.</text:p>
      <text:p text:style-name="P23">Soll kein Passwort vergeben werden bzw. die Anmeldung ohne Passwort möglich sein, die Befehlszeile wie folgt ändern:</text:p>
      <text:p text:style-name="P6">x11vnc -ncache 10 -bg -<text:span text:style-name="T12">no</text:span>pw -forever -display :0</text:p>
      <text:p text:style-name="P1"/>
      <text:p text:style-name="P1"/>
      <text:p text:style-name="P16"><text:span text:style-name="T29">Webserver </text:span>Lighttpd mit php-Unterstützung installieren</text:p>
      <text:p text:style-name="P1"/>
      <text:p text:style-name="P1"><text:soft-page-break/>sudo apt-get -y install lighttpd php7.0-fpm php-cgi</text:p>
      <text:p text:style-name="P1">sudo lighttpd-enable-mod fastcgi-php</text:p>
      <text:p text:style-name="P1"/>
      <text:p text:style-name="P1"/>
      <text:p text:style-name="P16">NFS-Server installieren und Freigabe einrichten:</text:p>
      <text:p text:style-name="P1">sudo apt-get -y install nfs-kernel-server</text:p>
      <text:p text:style-name="P1">sudo mkdir /home/public</text:p>
      <text:p text:style-name="P1">sudo chmod ugo+rwx /home/public</text:p>
      <text:p text:style-name="P1">sudo vi /etc/exports </text:p>
      <text:p text:style-name="P1"># -&gt; /home/public 192.168.1.0/24(rw,sync,no_subtree_check,all_squash)</text:p>
      <text:p text:style-name="P1"># -&gt; /home/pi <text:s text:c="4"/>192.168.1.0/24(rw,sync,no_subtree_check,fsid=0)</text:p>
      <text:p text:style-name="P1">#</text:p>
      <text:p text:style-name="P1">#</text:p>
      <text:p text:style-name="P1"/>
      <text:p text:style-name="P16">Lighttpd Installation fertigstellen: </text:p>
      <text:p text:style-name="P1">vi /home/public/phpinfo.php</text:p>
      <text:p text:style-name="P1"># -&gt; &lt;?php phpinfo(); ?&gt;</text:p>
      <text:p text:style-name="P1">sudo vi /etc/lighttpd/lighttpd.conf</text:p>
      <text:p text:style-name="P1"># -&gt; alias.url += ( "/public/" =&gt; "/home/public/" )</text:p>
      <text:p text:style-name="P1">sudo service lighttpd force-reload</text:p>
      <text:p text:style-name="P1">#</text:p>
      <text:p text:style-name="P1"/>
      <text:p text:style-name="P16">Samba-Server installieren und Freigabe einrichten:</text:p>
      <text:p text:style-name="P1"/>
      <text:p text:style-name="P1">#</text:p>
      <text:p text:style-name="P1">sudo apt-get -y install samba samba-common smbclient</text:p>
      <text:p text:style-name="P1"/>
      <text:p text:style-name="P1">sudo mv /etc/samba/smb.conf /etc/samba/smb.conf_old</text:p>
      <text:p text:style-name="P1">sudo vi /etc/samba/smb.conf</text:p>
      <text:p text:style-name="P1">ls -l /etc/samba/</text:p>
      <text:p text:style-name="P1">sudo vi /etc/samba/smb.conf</text:p>
      <text:p text:style-name="P1"># -&gt; [global]</text:p>
      <text:p text:style-name="P1"># -&gt; workgroup = WORKGROUP</text:p>
      <text:p text:style-name="P1"># -&gt; security = user</text:p>
      <text:p text:style-name="P1"># -&gt; encrypt passwords = yes</text:p>
      <text:p text:style-name="P1"># -&gt; </text:p>
      <text:p text:style-name="P1"># -&gt; [public] </text:p>
      <text:p text:style-name="P1"># -&gt; comment = Freigabe pi </text:p>
      <text:p text:style-name="P1"># -&gt; path = /home/public </text:p>
      <text:p text:style-name="P1"># -&gt; read only = no </text:p>
      <text:p text:style-name="P1">#</text:p>
      <text:p text:style-name="P1">sudo smbpasswd -a pi</text:p>
      <text:p text:style-name="P1">sudo systemctl enable smbd nmbd </text:p>
      <text:p text:style-name="P1">#</text:p>
      <text:p text:style-name="P1"/>
      <text:p text:style-name="P16">imageMagick inklusive Entwickler-Bibliotheken installieren:</text:p>
      <text:p text:style-name="P4">sudo apt-get install imagemagick libmagick++-dev</text:p>
      <text:p text:style-name="P4"/>
      <text:p text:style-name="P16">Schliesslich noch optional die Inotify-Tools installieren:</text:p>
      <text:p text:style-name="P1"/>
      <text:p text:style-name="P1">sudo apt-get -y install inotify-tools </text:p>
      <text:p text:style-name="P1">#inotifywait -m --event "CREATE,DELETE" <text:s/>--format "\"%e\" \"%f\"" /media/pi/</text:p>
      <text:p text:style-name="P1"><text:soft-page-break/>#</text:p>
      <text:p text:style-name="P1"/>
      <text:p text:style-name="P16">Bei einem Raspberry Pi mit Bluetooth <text:span text:style-name="T29">kann optional Bluettoth deaktiviert werden:</text:span></text:p>
      <text:p text:style-name="P1">sudo vi /boot/con<text:span text:style-name="T6">f</text:span>ig.txt</text:p>
      <text:p text:style-name="P1"># Disable BT</text:p>
      <text:p text:style-name="P1">dtoverlay=pi3-disable-bt</text:p>
      <text:p text:style-name="P1"/>
      <text:p text:style-name="P1">#</text:p>
      <text:p text:style-name="P16">Nach einem Reboot</text:p>
      <text:p text:style-name="P1">sudo shutdown -r now</text:p>
      <text:p text:style-name="P1"/>
      <text:p text:style-name="P16">die Installation überprüfen.</text:p>
      <text:p text:style-name="P16">Checkpunkte <text:span text:style-name="T29">sind dabei</text:span>:</text:p>
      <text:p text:style-name="P16">Pi ist im WLAN erreichbar?</text:p>
      <text:p text:style-name="P16">Pi ist per VNC erreichbar?</text:p>
      <text:p text:style-name="P17">Auf die Freihabe „public“ kann über Samba (Windows) lesend/schreibend zugegriffen werden?</text:p>
      <text:p text:style-name="P17">Auf die Freihabe „public“ kann über nfs lesend/schreibend zugegriffen werden?</text:p>
      <text:p text:style-name="P17">Das Verzeichnis „public“ ist über einen Webbrowser (<text:a xlink:type="simple" xlink:href="http://IP-DES-PI/public/" text:style-name="Internet_20_link" text:visited-style-name="Visited_20_Internet_20_Link">http://IP-DES-PI/public/</text:a>) erreichbar?</text:p>
      <text:p text:style-name="P17">Die php-Datei im Verzeichnis „public“ des Webservers (<text:a xlink:type="simple" xlink:href="http://IP-DES-PI/public/phpinfo.php" text:style-name="Internet_20_link" text:visited-style-name="Visited_20_Internet_20_Link">http://IP-DES-PI/public/phpinfo.php</text:a>) wird ordnungsgemäss dargestellt?</text:p>
      <text:p text:style-name="P17"/>
      <text:p text:style-name="P17">Sind alle o.g. Punkte erfüllt, kann die eigentliche Anzeige-Software installiert werden.</text:p>
      <text:p text:style-name="P17"/>
      <text:p text:style-name="P17"/>
      <text:p text:style-name="P29">Das Anzeige-Programm „ccc“:</text:p>
      <text:p text:style-name="P18"/>
      <text:p text:style-name="P1"/>
      <text:p text:style-name="P1"/>
      <text:p text:style-name="P1"/>
      <text:p text:style-name="P1"/>
      <text:p text:style-name="P30">Anhang</text:p>
      <text:p text:style-name="P19"/>
      <text:p text:style-name="P21"><text:span text:style-name="T20">Grund-</text:span>Einstellungen in raspi-config:</text:p>
      <text:p text:style-name="P36">Es empfiehlt</text:p>
      <text:p text:style-name="P36"/>
      <text:p text:style-name="P19"/>
      <text:p text:style-name="P38">2 Network Options <text:s text:c="5"/>-&gt; N1 Hostname</text:p>
      <text:p text:style-name="P38">3 Boot Options <text:s text:c="8"/>-&gt; B1 Desktop / CLI -&gt; B4 Desktop Autologin Desktop GUI</text:p>
      <text:p text:style-name="P38">4 Localisation Options -&gt; I1 Change Locale</text:p>
      <text:p text:style-name="P38">4 Localisation Options -&gt; I2 Change Timezone</text:p>
      <text:p text:style-name="P38"/>
      <text:p text:style-name="P19"/>
      <text:p text:style-name="P19"/>
      <text:p text:style-name="P19">Inhalt der Datei /<text:span text:style-name="T9">boot/w</text:span><text:span text:style-name="T7">pa_supplicant.conf:</text:span></text:p>
      <text:p text:style-name="P33"><draw:frame draw:style-name="fr1" draw:name="Rahmen1" text:anchor-type="paragraph" svg:y="0.335cm" svg:width="8.107cm" draw:z-index="0"><draw:text-box fo:min-height="0.926cm"><text:p text:style-name="P15">country=DE <text:s text:c="69"/></text:p><text:p text:style-name="P15">ctrl_interface=DIR=/var/run/wpa_supplicant GROUP=netdev <text:s text:c="24"/></text:p><text:p text:style-name="P15">update_config=1 <text:s text:c="56"/></text:p><text:p text:style-name="P15"/><text:p text:style-name="P15">network={</text:p><text:p text:style-name="P15"><text:s text:c="8"/>ssid="DIE_GEWÜNSCHTE_SSID"</text:p><text:p text:style-name="P15"><text:s text:c="8"/>psk="DAS_WLAN_PASSWORT"</text:p><text:p text:style-name="P15"><text:s text:c="8"/>proto=WPA</text:p><text:p text:style-name="P15"><text:s text:c="8"/>key_mgmt=WPA-PSK</text:p><text:p text:style-name="P15"><text:s text:c="8"/>pairwise=TKIP</text:p><text:p text:style-name="P15"><text:s text:c="8"/>auth_alg=OPEN</text:p><text:p text:style-name="P15">}</text:p></draw:text-box></draw:frame></text:p>
      <text:p text:style-name="P33"/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0"><text:span text:style-name="T8">Anlegen</text:span><text:span text:style-name="T7"> der Autostart-Datei für X11VNC:</text:span></text:p>
      <text:p text:style-name="P22"><text:span text:style-name="T10">I</text:span><text:span text:style-name="T7">m $HOME-Verzeichnis nach .config wechseln</text:span></text:p>
      <text:p text:style-name="P35">cd .config</text:p>
      <text:p text:style-name="P22"><text:span text:style-name="T10">F</text:span><text:span text:style-name="T7">alls nicht vorhanden das Verzeichnis „autostart“ erstellen:</text:span></text:p>
      <text:p text:style-name="P5">mkdir autostart</text:p>
      <text:p text:style-name="P22">Ins Verzeichnis „autostart“ wechseln</text:p>
      <text:p text:style-name="P5">cd autostart</text:p>
      <text:p text:style-name="P5"><text:span text:style-name="T11">und dort eine Datei</text:span> <text:span text:style-name="T11">namens </text:span>x11vnc.desktop <text:span text:style-name="T11">mit folgendem Inhalt erstellen:</text:span></text:p>
      <text:p text:style-name="P33"><draw:frame draw:style-name="fr1" draw:name="Rahmen2" text:anchor-type="paragraph" svg:y="0.406cm" svg:width="10.509cm" draw:z-index="1"><draw:text-box fo:min-height="4.812cm"><text:p text:style-name="P5">[Desktop Entry]</text:p><text:p text:style-name="P5">Encoding=UTF-8</text:p><text:p text:style-name="P5">Type=Application</text:p><text:p text:style-name="P5">Name=X11VNC</text:p><text:p text:style-name="P5">Comment=</text:p><text:p text:style-name="P5">Exec=x11vnc -ncache 10 -bg -usepw -forever -display :0</text:p><text:p text:style-name="P5">StartupNotify=false</text:p><text:p text:style-name="P5">Terminal=false</text:p><text:p text:style-name="P5">Hidden=false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4">Soll die Anmeldung ohne Passwort <text:span text:style-name="T14">erfolgen</text:span>, die Befehlszeile wie folgt ändern:</text:p>
      <text:p text:style-name="P7">Exec=x11vnc -ncache 10 -bg -<text:span text:style-name="T13">no</text:span>pw -forever -display :0</text:p>
      <text:p text:style-name="P45"/>
      <text:p text:style-name="P45"><text:soft-page-break/></text:p>
      <text:p text:style-name="P45"><text:span text:style-name="T26">Das</text:span> fehl<text:span text:style-name="T26">ende</text:span> Programm „eject“ aus den linux-utilities muss aus den Quellcodes erzeugt werden. Dazu werden zunächst einige tools benötigt:</text:p>
      <text:p text:style-name="P43">sudo apt-get install autoconf automake libtool <text:span text:style-name="T23">bison autopoint</text:span></text:p>
      <text:p text:style-name="P44">und natürlich die Sourcen:</text:p>
      <text:p text:style-name="P44">git clone <text:a xlink:type="simple" xlink:href="https://github.com/karelzak/util-linux.git" text:style-name="Internet_20_link" text:visited-style-name="Visited_20_Internet_20_Link">https://github.com/karelzak/util-linux.git</text:a></text:p>
      <text:p text:style-name="P44">cd util-linux/</text:p>
      <text:p text:style-name="P44">./autogen.sh</text:p>
      <text:p text:style-name="P44">./<text:span text:style-name="T24">configure</text:span></text:p>
      <text:p text:style-name="P49"><text:span text:style-name="T24">make eject</text:span></text:p>
      <text:p text:style-name="P49"><text:line-break/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Schanz</meta:initial-creator>
    <meta:creation-date>2020-01-03T20:13:16.918749411</meta:creation-date>
    <meta:generator>LibreOffice/6.0.7.3$Linux_X86_64 LibreOffice_project/00m0$Build-3</meta:generator>
    <dc:date>2020-01-04T14:13:41.982722297</dc:date>
    <dc:creator>Dirk Schanz</dc:creator>
    <meta:editing-duration>PT4H49M40S</meta:editing-duration>
    <meta:editing-cycles>45</meta:editing-cycles>
    <meta:document-statistic meta:table-count="0" meta:image-count="0" meta:object-count="0" meta:page-count="8" meta:paragraph-count="150" meta:word-count="673" meta:character-count="5407" meta:non-whitespace-character-count="4653"/>
  </office:meta>
</office:document-meta>
</file>